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5.715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2.487cm"/>
    </style:style>
    <style:style style:name="Table1.G" style:family="table-column">
      <style:table-column-properties style:column-width="2.09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style:min-row-height="0.803cm"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G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1a88f1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1c15c1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7b50a1" officeooo:paragraph-rsid="010ab1e3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ab1e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7" style:family="paragraph" style:parent-style-name="Table_20_Contents">
      <style:text-properties style:font-name="Liberation Serif" fo:font-size="8pt" officeooo:paragraph-rsid="010db45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07b50a1" officeooo:paragraph-rsid="007b50a1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07b50a1" officeooo:paragraph-rsid="0085855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officeooo:rsid="00845d79" officeooo:paragraph-rsid="00845d79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officeooo:rsid="007c527c" officeooo:paragraph-rsid="007c527c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85fc27" officeooo:paragraph-rsid="0085fc27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font-size="9pt" officeooo:paragraph-rsid="0085855d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8" style:family="paragraph" style:parent-style-name="Table_20_Contents">
      <style:text-properties fo:font-size="8pt" officeooo:paragraph-rsid="010db45c" style:font-size-asian="8pt" style:font-size-complex="8pt"/>
    </style:style>
    <style:style style:name="P19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fo:font-size="12pt" officeooo:rsid="0155c8a7" style:font-size-asian="12pt" style:font-size-complex="12pt"/>
    </style:style>
    <style:style style:name="T4" style:family="text">
      <style:text-properties style:font-name="arial" fo:font-size="9pt" style:text-underline-style="none" style:font-size-asian="9pt" style:font-name-complex="Arial" style:font-size-complex="9pt"/>
    </style:style>
    <style:style style:name="T5" style:family="text">
      <style:text-properties style:font-name="arial" fo:font-size="9pt" style:text-underline-style="none" officeooo:rsid="008119f4" style:font-size-asian="9pt" style:font-name-complex="Arial" style:font-size-complex="9pt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7" style:family="text">
      <style:text-properties style:font-name="Liberation Serif" fo:font-size="8pt" style:font-size-asian="8pt" style:font-size-complex="8pt"/>
    </style:style>
    <style:style style:name="T8" style:family="text">
      <style:text-properties officeooo:rsid="0085fc27"/>
    </style:style>
    <style:style style:name="T9" style:family="text">
      <style:text-properties officeooo:rsid="007c527c"/>
    </style:style>
    <style:style style:name="T10" style:family="text">
      <style:text-properties officeooo:rsid="008932f8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8cf663" style:font-size-asian="9pt" style:font-size-complex="9pt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header-rows>
          <table:table-row table:style-name="Table1.1">
            <table:table-cell table:style-name="Table1.A1" table:number-columns-spanned="7" office:value-type="string">
              <text:h text:style-name="P19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9">Date</text:p>
            </table:table-cell>
            <table:table-cell table:style-name="Table1.A2" office:value-type="string">
              <text:p text:style-name="P11">Plan M<text:span text:style-name="T8">O</text:span></text:p>
            </table:table-cell>
            <table:table-cell table:style-name="Table1.A2" office:value-type="string">
              <text:p text:style-name="P9">Product</text:p>
            </table:table-cell>
            <table:table-cell table:style-name="Table1.A2" office:value-type="string">
              <text:p text:style-name="P9"><text:span text:style-name="T9">Plan </text:span>Qty</text:p>
            </table:table-cell>
            <table:table-cell table:style-name="Table1.A2" office:value-type="string">
              <text:p text:style-name="P12"><text:span text:style-name="T10">Achieved</text:span> Qty</text:p>
            </table:table-cell>
            <table:table-cell table:style-name="Table1.A2" office:value-type="string">
              <text:p text:style-name="P13"><text:span text:style-name="T11">Producti</text:span><text:span text:style-name="T12">o</text:span><text:span text:style-name="T11">n</text:span> MO</text:p>
            </table:table-cell>
            <table:table-cell table:style-name="Table1.G2" office:value-type="string">
              <text:p text:style-name="P10">Uom</text:p>
            </table:table-cell>
          </table:table-row>
        </table:table-header-rows>
        <table:table-row table:style-name="Table1.3">
          <table:table-cell table:style-name="Table1.A3" table:number-columns-spanned="7" office:value-type="string">
            <text:p text:style-name="P18"><text:span text:style-name="Source_20_Text"><text:span text:style-name="T7"><text:text-input text:description="&lt;for each=&quot;line in get_move_lines(o)&quot;&gt;">For move lines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4"><text:text-input text:description="&lt;formatLang(line['date'],date=True)&gt;">Date</text:text-input></text:p>
          </table:table-cell>
          <table:table-cell table:style-name="Table1.A2" office:value-type="string">
            <text:p text:style-name="P17"><text:text-input text:description="&lt;line['mrp_no']&gt;">MRP no</text:text-input></text:p>
          </table:table-cell>
          <table:table-cell table:style-name="Table1.A2" office:value-type="string">
            <text:p text:style-name="P14"><text:text-input text:description="&lt;line['product']&gt;">Product</text:text-input></text:p>
          </table:table-cell>
          <table:table-cell table:style-name="Table1.A2" office:value-type="string">
            <text:p text:style-name="P15"><text:text-input text:description="&lt;line['qty']&gt;">Qty</text:text-input></text:p>
          </table:table-cell>
          <table:table-cell table:style-name="Table1.A2" office:value-type="string">
            <text:p text:style-name="P15"><text:text-input text:description="&lt;line['achieved_qty']&gt;">Achived qty</text:text-input></text:p>
          </table:table-cell>
          <table:table-cell table:style-name="Table1.A2" office:value-type="string">
            <text:p text:style-name="P17"><text:text-input text:description="&lt;line['prod_mo']&gt;">Production MO</text:text-input></text:p>
          </table:table-cell>
          <table:table-cell table:style-name="Table1.G2" office:value-type="string">
            <text:p text:style-name="P16"><text:text-input text:description="&lt;line['uom']&gt;">Uom</text:text-input></text:p>
          </table:table-cell>
        </table:table-row>
        <table:table-row table:style-name="Table1.5">
          <table:table-cell table:style-name="Table1.A5" table:number-columns-spanned="7" office:value-type="string">
            <text:p text:style-name="P7"><text:span text:style-name="Source_20_Text"><text:span text:style-name="T7"><text:text-input text:description="&lt;/for&gt;">For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Printed on <text:date style:data-style-name="N79" text:date-value="2017-02-20T18:11:24.816194116">Monday, February 20, 2017</text:date> at <text:time style:data-style-name="N42" text:time-value="2017-02-20T18:11:24.816391509">06:11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1a88f1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1c15c1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7b50a1" officeooo:paragraph-rsid="010ab1e3" style:font-size-asian="12pt" style:font-weight-asian="bold" style:font-size-complex="12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ab1e3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fo:font-size="12pt" officeooo:rsid="0155c8a7" style:font-size-asian="12pt" style:font-size-complex="12pt"/>
    </style:style>
    <style:style style:name="MT4" style:family="text">
      <style:text-properties style:font-name="arial" fo:font-size="9pt" style:text-underline-style="none" style:font-size-asian="9pt" style:font-name-complex="Arial" style:font-size-complex="9pt"/>
    </style:style>
    <style:style style:name="MT5" style:family="text">
      <style:text-properties style:font-name="arial" fo:font-size="9pt" style:text-underline-style="none" officeooo:rsid="008119f4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009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2"><text:s/></text:span><text:span text:style-name="MT3"><text:text-input text:description="&lt;company_address(o)&gt;">Company Address</text:text-input></text:span></text:p>
        <text:p text:style-name="MP3">DAILY PRODUCTION <text:s/>PLAN VS ACHIEVED REPORT</text:p>
        <text:p text:style-name="MP4"><text:span text:style-name="MT4"><text:text-input text:description="&lt;formatLang(o.date_start,date=True)&gt;">Start Date</text:text-input></text:span><text:span text:style-name="MT4"> </text:span><text:span text:style-name="MT5">To </text:span><text:span text:style-name="MT5"><text:text-input text:description="&lt;formatLang(o.date_stop,date=True)&gt;">Stop Date</text:text-input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2-20T18:11:24.694217018</dc:date>
    <meta:editing-duration>PT16H15M51S</meta:editing-duration>
    <meta:editing-cycles>277</meta:editing-cycles>
    <meta:generator>LibreOffice/4.2.8.2$Linux_X86_64 LibreOffice_project/420m0$Build-2</meta:generator>
    <meta:document-statistic meta:table-count="1" meta:image-count="0" meta:object-count="0" meta:page-count="1" meta:paragraph-count="22" meta:word-count="80" meta:character-count="300" meta:non-whitespace-character-count="265"/>
  </office:meta>
</office:document-meta>
</file>